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0.5pt" style:font-size-asian="10.5pt" style:font-size-complex="10.5pt"/>
    </style:style>
    <style:style style:name="P2" style:parent-style-name="Standard" style:family="paragraph">
      <style:paragraph-properties fo:text-align="center"/>
      <style:text-properties fo:font-size="10.5pt" style:font-size-asian="10.5pt" style:font-size-complex="10.5pt"/>
    </style:style>
    <style:style style:name="P3" style:parent-style-name="Standard" style:family="paragraph">
      <style:paragraph-properties fo:text-align="justify"/>
      <style:text-properties fo:font-size="10.5pt" style:font-size-asian="10.5pt" style:font-size-complex="10.5pt"/>
    </style:style>
    <style:style style:name="P4" style:parent-style-name="Standard" style:family="paragraph">
      <style:paragraph-properties fo:text-align="justify"/>
      <style:text-properties fo:font-size="10.5pt" style:font-size-asian="10.5pt" style:font-size-complex="10.5pt"/>
    </style:style>
    <style:style style:name="P5" style:parent-style-name="Standard" style:family="paragraph">
      <style:paragraph-properties fo:text-align="justify" fo:margin-left="0.4895in" fo:text-indent="-0.4895in">
        <style:tab-stops/>
      </style:paragraph-properties>
      <style:text-properties fo:font-size="10.5pt" style:font-size-asian="10.5pt" style:font-size-complex="10.5pt"/>
    </style:style>
    <style:style style:name="P6" style:parent-style-name="Standard" style:family="paragraph">
      <style:paragraph-properties fo:text-align="justify" fo:margin-left="0.4895in">
        <style:tab-stops/>
      </style:paragraph-properties>
      <style:text-properties fo:font-size="10.5pt" style:font-size-asian="10.5pt" style:font-size-complex="10.5pt"/>
    </style:style>
    <style:style style:name="P7" style:parent-style-name="Standard" style:family="paragraph">
      <style:paragraph-properties fo:text-align="justify"/>
      <style:text-properties fo:font-size="10.5pt" style:font-size-asian="10.5pt" style:font-size-complex="10.5pt"/>
    </style:style>
    <style:style style:name="P8" style:parent-style-name="Standard" style:family="paragraph">
      <style:paragraph-properties fo:text-align="justify"/>
      <style:text-properties fo:font-size="10.5pt" style:font-size-asian="10.5pt" style:font-size-complex="10.5pt"/>
    </style:style>
    <style:style style:name="P9" style:parent-style-name="Standard" style:family="paragraph">
      <style:paragraph-properties fo:text-align="justify" fo:text-indent="0.4895in"/>
      <style:text-properties fo:font-size="10.5pt" style:font-size-asian="10.5pt" style:font-size-complex="10.5pt"/>
    </style:style>
    <style:style style:name="P10" style:parent-style-name="Standard" style:family="paragraph">
      <style:paragraph-properties fo:text-align="justify" fo:margin-left="0.4923in">
        <style:tab-stops/>
      </style:paragraph-properties>
      <style:text-properties fo:font-style="italic" style:font-style-asian="italic" style:font-style-complex="italic" fo:font-size="9pt" style:font-size-asian="9pt" style:font-size-complex="9pt"/>
    </style:style>
    <style:style style:name="P11" style:parent-style-name="Standard" style:family="paragraph">
      <style:paragraph-properties fo:text-align="justify" fo:margin-left="0.4923in">
        <style:tab-stops/>
      </style:paragraph-properties>
      <style:text-properties fo:font-style="italic" style:font-style-asian="italic" style:font-style-complex="italic" fo:font-size="9pt" style:font-size-asian="9pt" style:font-size-complex="9pt"/>
    </style:style>
    <style:style style:name="P12" style:parent-style-name="Standard" style:family="paragraph">
      <style:paragraph-properties fo:text-align="justify" fo:margin-left="0.4923in">
        <style:tab-stops/>
      </style:paragraph-properties>
      <style:text-properties fo:font-style="italic" style:font-style-asian="italic" style:font-style-complex="italic" fo:font-size="9pt" style:font-size-asian="9pt" style:font-size-complex="9pt"/>
    </style:style>
    <style:style style:name="P13" style:parent-style-name="Standard" style:family="paragraph">
      <style:paragraph-properties fo:text-align="justify" fo:margin-left="0.4923in">
        <style:tab-stops/>
      </style:paragraph-properties>
      <style:text-properties fo:font-style="italic" style:font-style-asian="italic" style:font-style-complex="italic" fo:font-size="9pt" style:font-size-asian="9pt" style:font-size-complex="9pt"/>
    </style:style>
    <style:style style:name="P14" style:parent-style-name="Standard" style:family="paragraph">
      <style:paragraph-properties fo:text-align="justify"/>
      <style:text-properties fo:font-size="10.5pt" style:font-size-asian="10.5pt" style:font-size-complex="10.5pt"/>
    </style:style>
    <style:style style:name="P15" style:parent-style-name="Standard" style:family="paragraph">
      <style:paragraph-properties fo:text-align="justify"/>
      <style:text-properties fo:font-size="10.5pt" style:font-size-asian="10.5pt" style:font-size-complex="10.5pt"/>
    </style:style>
    <style:style style:name="P16" style:parent-style-name="Standard" style:family="paragraph">
      <style:paragraph-properties fo:text-align="justify"/>
      <style:text-properties fo:font-size="10.5pt" style:font-size-asian="10.5pt" style:font-size-complex="10.5pt"/>
    </style:style>
    <style:style style:name="P17" style:parent-style-name="Standard" style:list-style-name="LFO2" style:family="paragraph">
      <style:paragraph-properties fo:text-align="justify">
        <style:tab-stops>
          <style:tab-stop style:type="left" style:position="0.0625in"/>
        </style:tab-stops>
      </style:paragraph-properties>
      <style:text-properties fo:font-size="10.5pt" style:font-size-asian="10.5pt" style:font-size-complex="10.5pt"/>
    </style:style>
    <style:style style:name="P18" style:parent-style-name="Standard" style:list-style-name="LFO2" style:family="paragraph">
      <style:paragraph-properties fo:text-align="justify">
        <style:tab-stops>
          <style:tab-stop style:type="left" style:position="0.0625in"/>
        </style:tab-stops>
      </style:paragraph-properties>
      <style:text-properties fo:font-size="10.5pt" style:font-size-asian="10.5pt" style:font-size-complex="10.5pt"/>
    </style:style>
    <style:style style:name="P19" style:parent-style-name="Standard" style:list-style-name="LFO2" style:family="paragraph">
      <style:paragraph-properties fo:text-align="justify">
        <style:tab-stops>
          <style:tab-stop style:type="left" style:position="0.0625in"/>
        </style:tab-stops>
      </style:paragraph-properties>
      <style:text-properties fo:font-size="10.5pt" style:font-size-asian="10.5pt" style:font-size-complex="10.5pt"/>
    </style:style>
    <style:style style:name="P20" style:parent-style-name="Standard" style:list-style-name="LFO2" style:family="paragraph">
      <style:paragraph-properties fo:text-align="justify">
        <style:tab-stops>
          <style:tab-stop style:type="left" style:position="0.0625in"/>
        </style:tab-stops>
      </style:paragraph-properties>
      <style:text-properties fo:font-size="10.5pt" style:font-size-asian="10.5pt" style:font-size-complex="10.5pt"/>
    </style:style>
    <style:style style:name="P21" style:parent-style-name="Standard" style:list-style-name="LFO2" style:family="paragraph">
      <style:paragraph-properties fo:text-align="justify"/>
      <style:text-properties fo:font-size="10.5pt" style:font-size-asian="10.5pt" style:font-size-complex="10.5pt"/>
    </style:style>
    <style:style style:name="P22" style:parent-style-name="Standard" style:list-style-name="LFO2" style:family="paragraph">
      <style:paragraph-properties fo:text-align="justify">
        <style:tab-stops>
          <style:tab-stop style:type="left" style:position="0.0625in"/>
        </style:tab-stops>
      </style:paragraph-properties>
      <style:text-properties fo:font-size="10.5pt" style:font-size-asian="10.5pt" style:font-size-complex="10.5pt"/>
    </style:style>
    <style:style style:name="P23" style:parent-style-name="Standard" style:family="paragraph">
      <style:paragraph-properties fo:text-align="justify">
        <style:tab-stops>
          <style:tab-stop style:type="left" style:position="0.3125in"/>
        </style:tab-stops>
      </style:paragraph-properties>
      <style:text-properties fo:font-size="10.5pt" style:font-size-asian="10.5pt" style:font-size-complex="10.5pt"/>
    </style:style>
    <style:style style:name="P24" style:parent-style-name="Standard" style:family="paragraph">
      <style:paragraph-properties fo:text-align="justify"/>
      <style:text-properties fo:font-size="10.5pt" style:font-size-asian="10.5pt" style:font-size-complex="10.5pt"/>
    </style:style>
    <style:style style:name="P25" style:parent-style-name="Standard" style:family="paragraph">
      <style:paragraph-properties fo:text-align="justify"/>
      <style:text-properties fo:font-size="10.5pt" style:font-size-asian="10.5pt" style:font-size-complex="10.5pt"/>
    </style:style>
    <style:style style:name="P26" style:parent-style-name="Standard" style:family="paragraph">
      <style:paragraph-properties fo:text-align="justify"/>
      <style:text-properties fo:font-size="10.5pt" style:font-size-asian="10.5pt" style:font-size-complex="10.5pt"/>
    </style:style>
    <style:style style:name="P27" style:parent-style-name="Standard" style:family="paragraph">
      <style:paragraph-properties fo:text-align="justify" fo:margin-left="4.4312in">
        <style:tab-stops/>
      </style:paragraph-properties>
      <style:text-properties fo:font-size="10.5pt" style:font-size-asian="10.5pt" style:font-size-complex="10.5pt"/>
    </style:style>
    <style:style style:name="P28" style:parent-style-name="Standard" style:family="paragraph">
      <style:paragraph-properties fo:text-align="justify" fo:margin-left="4.4312in">
        <style:tab-stops/>
      </style:paragraph-properties>
      <style:text-properties fo:font-size="10.5pt" style:font-size-asian="10.5pt" style:font-size-complex="10.5pt"/>
    </style:style>
    <style:style style:name="P29" style:parent-style-name="Standard" style:family="paragraph">
      <style:paragraph-properties fo:text-align="justify" fo:margin-left="4.4312in">
        <style:tab-stops/>
      </style:paragraph-properties>
      <style:text-properties fo:font-size="10.5pt" style:font-size-asian="10.5pt" style:font-size-complex="10.5pt"/>
    </style:style>
    <style:style style:name="P30" style:parent-style-name="Standard" style:family="paragraph">
      <style:paragraph-properties fo:text-align="justify" fo:margin-left="4.4312in">
        <style:tab-stops/>
      </style:paragraph-properties>
      <style:text-properties fo:font-size="10.5pt" style:font-size-asian="10.5pt" style:font-size-complex="10.5pt"/>
    </style:style>
    <style:style style:name="P31" style:parent-style-name="Standard" style:family="paragraph">
      <style:paragraph-properties fo:text-align="justify" fo:margin-left="4.4312in">
        <style:tab-stops/>
      </style:paragraph-properties>
      <style:text-properties fo:font-size="10.5pt" style:font-size-asian="10.5pt" style:font-size-complex="10.5pt"/>
    </style:style>
    <style:style style:name="P32" style:parent-style-name="Standard" style:family="paragraph">
      <style:paragraph-properties fo:text-align="justify" fo:margin-left="4.4312in">
        <style:tab-stops/>
      </style:paragraph-properties>
      <style:text-properties fo:font-size="10.5pt" style:font-size-asian="10.5pt" style:font-size-complex="10.5pt"/>
    </style:style>
    <style:style style:name="P33" style:parent-style-name="Standard" style:family="paragraph">
      <style:paragraph-properties fo:text-align="justify" fo:margin-left="4.4312in">
        <style:tab-stops/>
      </style:paragraph-properties>
      <style:text-properties fo:font-size="10.5pt" style:font-size-asian="10.5pt" style:font-size-complex="10.5pt"/>
    </style:style>
  </office:automatic-styles>
  <office:body>
    <office:text text:use-soft-page-breaks="true">
      <text:p text:style-name="P1">İHTARNAME</text:p>
      <text:p text:style-name="P2"/>
      <text:p text:style-name="P3">İHTAR EDEN:<text:s/>Ali Umut<text:s/>BALCI<text:s/>(TC No: 363 1660 3468)<text:s text:c="2"/>Yeniyurt Mah. İsmail Altıngövde Cad. No:21-H TOKAT</text:p>
      <text:p text:style-name="P4">İHTAR EDİLEN: Ali DEMİREL (TC No: 296 6582 6206<text:s/>)<text:s/><text:s/>Yeniyurt Mah. İsmail Altıngövde Cad. No:21-C TOKAT</text:p>
      <text:p text:style-name="P5">KONU<text:tab/>:<text:s/>Kira sözleşmesinin yenilenmeyeceği, mecurun tahliye edilmesi gerekliliği,<text:s/>hasarın tazmin edilmesi,</text:p>
      <text:p text:style-name="P6"><text:s text:c="2"/>hesaba gönderilen paranın ihtirazı<text:s/>kayıtla alındığının ihtaren bildirilmesi</text:p>
      <text:p text:style-name="P7"/>
      <text:p text:style-name="P8"><text:tab/>Aramızda düzenlediğimiz 27-11-2022 tarih, 20221129-079-3 sayılı, 30-11-2022 kira başlangıç ve 29-11-2023 bitiş tarihli<text:s/>çatısız arsanın kiralanması hususundaki Adi Kira Sözleşmesi sona ermiştir.<text:s/>Sözleşmenin bitiş tarihi olan 29-11-2023 tarihinde, mecuru tahliye etmediniz.<text:s/></text:p>
      <text:p text:style-name="P9">Sözleşmenin;</text:p>
      <text:p text:style-name="P10">Madde<text:s/>2 -<text:s/>“Kira süresi: İşbu sözleşme belirli sürelidir ve kararlaştırılan sürenin sonunda herhangi bir bildirim olmaksızın, sözleşmeden doğan haklar saklı kalmak şartıyla sona erer.”<text:s/></text:p>
      <text:p text:style-name="P11">Madde<text:s/>16<text:s/>-<text:s/>“Sözleşmenin sona ermesi: İşbu sözleşme belirli süreli bir sözleşmedir. Kira sözleşmesi bu sürenin sonunda kendiliğinden sona erer. Kiracı kiralananı sözleşme bitim tarihinde boşaltmakla yükümlüdür. Kiracı mecuru boşaltmadığı takdirde, geçmiş ve oturduğu süreye ait<text:s/>kira borcunu, geçen her gün için, yıllık kira bedelinin yüzde biri oranında (% 1) günlük ceza bedeli ile birlikte ödemeyi peşinen kabul ve taahhüt eder.”</text:p>
      <text:p text:style-name="P12">Madde 19 - “Kiralananın gözden geçirilmesi ve kiracıya bildirme: … Kiracı paletli iş makinesi ile çalışma yaptığı için, kira bitiminde iş makinesinin, yandaki binaların çatı, yan duvarlarına ve mecurun betonuna verdiği hasarı ödemeyi peşinen kabul ve taahhüt etmiştir. İş makinesine bu şartlar dahilinde, kiraya veren tarafından izin verilmiştir.”<text:s/></text:p>
      <text:p text:style-name="P13">Madde<text:s/>23<text:s/>-<text:s/>“Sözleşmenin feshi: İşbu sözleşmenin herhangi bir maddesinin ihlali ile veya süre bitiminde, sözleşme hakları saklı kalmak şartıyla sözleşme fesih edilir ve kiracı mecuru hiçbir ihtara gerek kalmadan boşaltmayı kabul ve taahhüt etmiştir.”</text:p>
      <text:p text:style-name="P14">maddelerinde; çalışma yaptığınız paletli iş makinesinin taban betonu, yan bina çatı, oluklar ve duvarlara verdiği hasarları tazmin etmeniz, süre bitiminde<text:s/>taşınmazı tahliye etmeniz, tahliyenin zamanında yapılmaması durumunda ceza bedeli ödeyeceğiniz, açıkça,<text:s/>belirtilmiştir.</text:p>
      <text:p text:style-name="P15"><text:s/><text:tab/>Yan binalardaki kanalizasyon bağlantı boruları kullandığınız arsa üzerinden geçmektedir. Kanalizasyonun temizliği için yapılan kapaklı logarların üzerine beton dökerek logarların<text:s/>tıkanan gideri<text:s/>temizlik için kullanılmasına engel olmaktasınız.<text:s/></text:p>
      <text:p text:style-name="P16">Yukarıda açıklanan nedenlerle;</text:p>
      <text:list text:style-name="LFO2" text:continue-numbering="true">
        <text:list-item>
          <text:p text:style-name="P17">Kira sözleşmesi yenilenmeyeceğinden dolayı kiralananı tahliye etmenizi;</text:p>
        </text:list-item>
        <text:list-item>
          <text:p text:style-name="P18">iş makinesinin kullanılması ile oluşan hasarların tazminini;<text:s/></text:p>
        </text:list-item>
        <text:list-item>
          <text:p text:style-name="P19">Tarafınızca “kira bedeli” olarak gönderilen banka havalesini, ihtirazi kayıtla kabul ettiğimi;</text:p>
        </text:list-item>
        <text:list-item>
          <text:p text:style-name="P20">mecur önündeki kaldırım ve yoldaki eski eşyaları kaldırılmasını;</text:p>
        </text:list-item>
        <text:list-item>
          <text:p text:style-name="P21">Logarların<text:s/>üzerine dökülen betonların kırılarak, ilk halinde olduğu gibi kapaklı hale getirilmesini;</text:p>
        </text:list-item>
        <text:list-item>
          <text:p text:style-name="P22">Sözleşme şartlarına ve işbu ihtarnameye uymadığınız takdirde hasar tespiti<text:s/>ve tahliye için açacağımız<text:s/>tüm dava<text:s/>masraflarının<text:s/>da tarafınızca ödeneceğini;</text:p>
        </text:list-item>
      </text:list>
      <text:p text:style-name="P23">ihtaren bildiririm.</text:p>
      <text:p text:style-name="P24"><text:tab/></text:p>
      <text:p text:style-name="P25">Sayın Noter;</text:p>
      <text:p text:style-name="P26"><text:tab/>İşbu<text:s/>ihtarnamenin, 1 adedinin PTT yolu ile fiziki ortamda hızlı olarak<text:s/>muhataba<text:s/>tebliğini, bir adedinin<text:s/>daireniz dosyasında saklanarak, bir adedinin de tarafıma verilmesini talep ederim.</text:p>
      <text:p text:style-name="P27"/>
      <text:p text:style-name="P28"/>
      <text:p text:style-name="P29">İHTAR EDEN</text:p>
      <text:p text:style-name="P30">Ali Umut<text:s/>BALCI</text:p>
      <text:p text:style-name="P31"/>
      <text:p text:style-name="P32"/>
      <text:p text:style-name="P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dc:creator>
    <meta:creation-date>2021-10-03T14:17:00Z</meta:creation-date>
    <dc:date>2023-12-04T12:55:00Z</dc:date>
    <meta:print-date>2021-10-06T20:30:00Z</meta:print-date>
    <meta:template xlink:href="Normal" xlink:type="simple"/>
    <meta:editing-cycles>9</meta:editing-cycles>
    <meta:editing-duration>PT33420S</meta:editing-duration>
    <meta:document-statistic meta:page-count="1" meta:paragraph-count="6" meta:word-count="485" meta:character-count="3250" meta:row-count="23" meta:non-whitespace-character-count="2771"/>
  </office:meta>
</office:document-meta>
</file>